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5.53861111111111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2.46944444444444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postas_ao_formulário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1009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rimbo de data/hora</text:p>
          </table:table-cell>
          <table:table-cell office:value-type="string" table:style-name="ce2">
            <text:p>É<text:s/><text:span text:style-name="T2">trabalhoso/demorado</text:span><text:s/>converter arquivos XIB para Swift<text:s/><text:span text:style-name="T3">de forma manual</text:span>?</text:p>
          </table:table-cell>
          <table:table-cell office:value-type="string" table:style-name="ce2">
            <text:p>É<text:s/><text:span text:style-name="T2">difícil</text:span><text:s/>converter arquivos XIB para Swift<text:s/><text:span text:style-name="T3">de forma manual</text:span>?</text:p>
          </table:table-cell>
          <table:table-cell office:value-type="string" table:style-name="ce2">
            <text:p>É possível cometer erros leves (digitação/estruturação) durante a conversão<text:s/><text:span text:style-name="T2">de forma manual</text:span>?</text:p>
          </table:table-cell>
          <table:table-cell office:value-type="string" table:style-name="ce2">
            <text:p>Quais os principais problemas/dificuldades/obstáculos encontrados durante a conversão<text:s/><text:span text:style-name="T2">de forma manual</text:span>?</text:p>
          </table:table-cell>
          <table:table-cell office:value-type="string" table:style-name="ce2">
            <text:p>Usando o<text:s/><text:span text:style-name="T2">xib2swift<text:s/></text:span>para a conversão, como você considera a redução do esforço/trabalho?</text:p>
          </table:table-cell>
          <table:table-cell office:value-type="string" table:style-name="ce2">
            <text:p>Quais os principais pontos positivos do<text:s/><text:span text:style-name="T2">xib2swift</text:span>?</text:p>
          </table:table-cell>
          <table:table-cell office:value-type="string" table:style-name="ce2">
            <text:p>Quais os principais pontos melhoria/evolução do<text:s/><text:span text:style-name="T2">xib2swift</text:span>?</text:p>
          </table:table-cell>
          <table:table-cell office:value-type="string" table:style-name="ce2">
            <text:p>Qual a possibilidade de você adotar o<text:s/><text:span text:style-name="T2">xib2swift<text:s/></text:span>em outros projetos?</text:p>
          </table:table-cell>
          <table:table-cell table:number-columns-repeated="16375"/>
        </table:table-row>
        <table:table-row table:style-name="ro1">
          <table:table-cell office:value-type="date" office:date-value="2024-05-20T16:32:55" table:style-name="ce3">
            <text:p>5/20/2024 16:32:55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apear item a item, buscar propriedades e constraints de cada item, além de trabalho e demorado, estava sujeito a falhas e crashes.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gilidade, ele monta os itens com o nome que está no XML, com propriedades e constraints, deixa no formato/construção que utilizamos para ViewCode</text:p>
          </table:table-cell>
          <table:table-cell office:value-type="string" table:style-name="ce4">
            <text:p>.</text:p>
          </table:table-cell>
          <table:table-cell office:value-type="float" office:value="5" table:style-name="ce4">
            <text:p>5</text:p>
          </table:table-cell>
          <table:table-cell table:number-columns-repeated="16375"/>
        </table:table-row>
        <table:table-row table:style-name="ro1">
          <table:table-cell office:value-type="date" office:date-value="2024-05-20T17:57:41" table:style-name="ce3">
            <text:p>5/20/2024 17:57:42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Entender como a view foi construída para montar uma igual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 maior parte da conversão já vem pronta, garantindo que a gente já avance mais rápido para os testes.</text:p>
          </table:table-cell>
          <table:table-cell office:value-type="string" table:style-name="ce4">
            <text:p>nomes de variáveis e soltar o código direto no Xcode (editando no arquivo .swift)</text:p>
          </table:table-cell>
          <table:table-cell office:value-type="float" office:value="4" table:style-name="ce4">
            <text:p>4</text:p>
          </table:table-cell>
          <table:table-cell table:number-columns-repeated="16375"/>
        </table:table-row>
        <table:table-row table:style-name="ro1">
          <table:table-cell office:value-type="date" office:date-value="2024-05-21T11:00:50" table:style-name="ce3">
            <text:p>5/21/2024 11:00:50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Ter que avaliar as subviews do .xib uma a uma para replicar suas propriedades e constraints no arquivo .swift é um processo bem trabalhoso e moroso. Além disso, a análise através da visão XML do .xib pode gerar bastante confusão, especialmente em desenvolvedores iniciantes, pois não é uma tarefa muito intuitiva.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O conversor elimina quase completamente o trabalho manual e mecânico do processo de conversão manual, ficando como tarefa opcional apenas revisar as subviews para remover configurações redundantes e/ou renomear propriedades para obter um código mais expressivo. De toda forma, entrega um resultado instantâneo e pronto pra uso, o que traz um significativo ganho de produtividade. Além disso, o conversor pode ser uma ótima ferramenta didática para auxiliar o entendimento de construção de views no framework UIKit do iOS.</text:p>
          </table:table-cell>
          <table:table-cell office:value-type="string" table:style-name="ce4">
            <text:p>Aperfeiçoar a configuração de propriedades dos componentes, para não incluir configurações redundantes (geradas por valores default que são explicitamente declarados no XML do .xib e acabam sendo incluídas no resultado da conversão). Não é uma melhoria funcional, mas serve para o conversor se aproximar mais da técnica realizada puramente por um humano.</text:p>
          </table:table-cell>
          <table:table-cell office:value-type="float" office:value="5" table:style-name="ce4">
            <text:p>5</text:p>
          </table:table-cell>
          <table:table-cell table:number-columns-repeated="16375"/>
        </table:table-row>
        <table:table-row table:style-name="ro1">
          <table:table-cell office:value-type="date" office:date-value="2024-05-21T11:12:24" table:style-name="ce3">
            <text:p>5/21/2024 11:12:25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antem toda a estrutura e layout iguais sem quebrar nada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juda muito no processo burocratico</text:p>
          </table:table-cell>
          <table:table-cell office:value-type="string" table:style-name="ce4">
            <text:p>nada</text:p>
          </table:table-cell>
          <table:table-cell office:value-type="float" office:value="5" table:style-name="ce4">
            <text:p>5</text:p>
          </table:table-cell>
          <table:table-cell table:number-columns-repeated="16375"/>
        </table:table-row>
        <table:table-row table:style-name="ro1">
          <table:table-cell office:value-type="date" office:date-value="2024-05-22T15:57:22" table:style-name="ce3">
            <text:p>5/22/2024 15:57:2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rros de digitação e de para de content hug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 praticidade, ele cria tudo e economiza um tempo bastante relevante para a produtividade do dev</text:p>
          </table:table-cell>
          <table:table-cell office:value-type="string" table:style-name="ce4">
            <text:p>As nomeclaturas poderiam ser similares aos do .xib</text:p>
          </table:table-cell>
          <table:table-cell office:value-type="float" office:value="5" table:style-name="ce4">
            <text:p>5</text:p>
          </table:table-cell>
          <table:table-cell table:number-columns-repeated="16375"/>
        </table:table-row>
        <table:table-row table:style-name="ro1">
          <table:table-cell office:value-type="date" office:date-value="2024-05-23T08:00:06" table:style-name="ce3">
            <text:p>5/23/2024 8:00:06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Ficar procurando todas as propriedades dentro do arquvio XML, os qual os objetos podem ter subviews que atrapalham mais o entendimento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Fácil uso, acelera o projeto de conversão.</text:p>
          </table:table-cell>
          <table:table-cell office:value-type="string" table:style-name="ce4">
            <text:p>Ele exclui poucas propriedades que vem como padrão, temos que apagar manualmente</text:p>
          </table:table-cell>
          <table:table-cell office:value-type="float" office:value="4" table:style-name="ce4">
            <text:p>4</text:p>
          </table:table-cell>
          <table:table-cell table:number-columns-repeated="16375"/>
        </table:table-row>
        <table:table-row table:style-name="ro1">
          <table:table-cell office:value-type="date" office:date-value="2024-05-27T14:48:16" table:style-name="ce3">
            <text:p>5/27/2024 14:48:16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Trabalho repetitivo, maçante e passível de erros.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Facilidade e tempo poupado</text:p>
          </table:table-cell>
          <table:table-cell office:value-type="string" table:style-name="ce4">
            <text:p>Melhorar nomeação de elementos não nomeados, como stackviews e views sem nome</text:p>
          </table:table-cell>
          <table:table-cell office:value-type="float" office:value="5" table:style-name="ce4">
            <text:p>5</text:p>
          </table:table-cell>
          <table:table-cell table:number-columns-repeated="16375"/>
        </table:table-row>
        <table:table-row table:style-name="ro1">
          <table:table-cell office:value-type="date" office:date-value="2024-05-28T09:43:42" table:style-name="ce3">
            <text:p>5/28/2024 9:43:4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Especialmente o tempo. É bastante trabalhoso e pode gerar erros.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gilidade e muito pouco ou quase zero retrabalho.</text:p>
          </table:table-cell>
          <table:table-cell office:value-type="string" table:style-name="ce4">
            <text:p>Tempo e produtividade</text:p>
          </table:table-cell>
          <table:table-cell office:value-type="float" office:value="5" table:style-name="ce4">
            <text:p>5</text:p>
          </table:table-cell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Vinicius Caputo</dc:creator>
    <dc:date>2024-05-29T04:22:42Z</dc:date>
  </office:meta>
</office:document-meta>
</file>